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0604in" style:rel-column-width="20174*"/>
    </style:style>
    <style:style style:name="Table1.B" style:family="table-column">
      <style:table-column-properties style:column-width="0.3236in" style:rel-column-width="3168*"/>
    </style:style>
    <style:style style:name="Table1.C" style:family="table-column">
      <style:table-column-properties style:column-width="4.309in" style:rel-column-width="42193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5542in" style:rel-column-width="5427*"/>
    </style:style>
    <style:style style:name="Table2.B" style:family="table-column">
      <style:table-column-properties style:column-width="0.8486in" style:rel-column-width="8306*"/>
    </style:style>
    <style:style style:name="Table2.C" style:family="table-column">
      <style:table-column-properties style:column-width="0.8813in" style:rel-column-width="8632*"/>
    </style:style>
    <style:style style:name="Table2.H" style:family="table-column">
      <style:table-column-properties style:column-width="0.8826in" style:rel-column-width="864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H1" style:family="table-cell">
      <style:table-cell-properties fo:padding="0.0382in" fo:border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5542in" style:rel-column-width="5427*"/>
    </style:style>
    <style:style style:name="Table3.B" style:family="table-column">
      <style:table-column-properties style:column-width="0.8486in" style:rel-column-width="8306*"/>
    </style:style>
    <style:style style:name="Table3.C" style:family="table-column">
      <style:table-column-properties style:column-width="0.8813in" style:rel-column-width="8632*"/>
    </style:style>
    <style:style style:name="Table3.H" style:family="table-column">
      <style:table-column-properties style:column-width="0.8826in" style:rel-column-width="8642*"/>
    </style:style>
    <style:style style:name="Table3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H1" style:family="table-cell">
      <style:table-cell-properties fo:padding="0.0382in" fo:border="0.0007in solid #000000"/>
    </style:style>
    <style:style style:name="P1" style:family="paragraph" style:parent-style-name="Heading_20_3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[repeatIn(objects,'e')]]</text:p>
      <text:h text:style-name="P1" text:outline-level="3">Hierarcy History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Nama</text:p>
          </table:table-cell>
          <table:table-cell table:style-name="Table1.A1" office:value-type="string">
            <text:p text:style-name="Table_20_Contents">:</text:p>
          </table:table-cell>
          <table:table-cell table:style-name="Table1.A1" office:value-type="string">
            <text:p text:style-name="P2">[[e.name]]</text:p>
          </table:table-cell>
        </table:table-row>
        <table:table-row>
          <table:table-cell table:style-name="Table1.A1" office:value-type="string">
            <text:p text:style-name="Table_20_Contents">Nik</text:p>
          </table:table-cell>
          <table:table-cell table:style-name="Table1.A1" office:value-type="string">
            <text:p text:style-name="Table_20_Contents">:</text:p>
          </table:table-cell>
          <table:table-cell table:style-name="Table1.A1" office:value-type="string">
            <text:p text:style-name="Table_20_Contents">[[e.nik]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5"/>
        <table:table-column table:style-name="Table2.H"/>
        <table:table-row>
          <table:table-cell table:style-name="Table2.A1" office:value-type="string">
            <text:p text:style-name="Table_20_Heading">No.</text:p>
          </table:table-cell>
          <table:table-cell table:style-name="Table2.A1" office:value-type="string">
            <text:p text:style-name="Table_20_Heading">Tanggal</text:p>
          </table:table-cell>
          <table:table-cell table:style-name="Table2.A1" office:value-type="string">
            <text:p text:style-name="Table_20_Heading">A/NA</text:p>
          </table:table-cell>
          <table:table-cell table:style-name="Table2.A1" office:value-type="string">
            <text:p text:style-name="Table_20_Heading">Status</text:p>
          </table:table-cell>
          <table:table-cell table:style-name="Table2.A1" office:value-type="string">
            <text:p text:style-name="Table_20_Heading">Gol</text:p>
          </table:table-cell>
          <table:table-cell table:style-name="Table2.A1" office:value-type="string">
            <text:p text:style-name="Table_20_Heading">Jabatan</text:p>
          </table:table-cell>
          <table:table-cell table:style-name="Table2.A1" office:value-type="string">
            <text:p text:style-name="Table_20_Heading">Department</text:p>
          </table:table-cell>
          <table:table-cell table:style-name="Table2.H1" office:value-type="string">
            <text:p text:style-name="Table_20_Heading">Lokasi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 table:number-columns-repeated="5"/>
        <table:table-column table:style-name="Table3.H"/>
        <table:table-row>
          <table:table-cell table:style-name="Table3.A1">
            <text:p text:style-name="P3"/>
          </table:table-cell>
          <table:table-cell table:style-name="Table3.B1" office:value-type="string">
            <text:p text:style-name="P3">[[repeatIn(e.hierarcy_history,'h')]][[h.tgl]]</text:p>
          </table:table-cell>
          <table:table-cell table:style-name="Table3.B1" office:value-type="string">
            <text:p text:style-name="P3">[[h.status_karyawan]]</text:p>
          </table:table-cell>
          <table:table-cell table:style-name="Table3.B1" office:value-type="string">
            <text:p text:style-name="P3">[[h.status_kerja]]</text:p>
          </table:table-cell>
          <table:table-cell table:style-name="Table3.B1" office:value-type="string">
            <text:p text:style-name="P3">[[h.golongan.name]]</text:p>
          </table:table-cell>
          <table:table-cell table:style-name="Table3.B1" office:value-type="string">
            <text:p text:style-name="P3">[[h.jabatan.name]]</text:p>
          </table:table-cell>
          <table:table-cell table:style-name="Table3.B1" office:value-type="string">
            <text:p text:style-name="P3">[[h.dept_track.name]]</text:p>
          </table:table-cell>
          <table:table-cell table:style-name="Table3.H1" office:value-type="string">
            <text:p text:style-name="P3">[[h.lokasi]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rix </meta:initial-creator>
    <meta:creation-date>2014-06-04T13:20:13</meta:creation-date>
    <dc:date>2014-06-04T13:25:26</dc:date>
    <dc:creator>xrix </dc:creator>
    <meta:editing-duration>PT5M15S</meta:editing-duration>
    <meta:editing-cycles>2</meta:editing-cycles>
    <meta:generator>OpenOffice/4.0.0$Unix OpenOffice.org_project/400m3$Build-9702</meta:generator>
    <meta:document-statistic meta:table-count="3" meta:image-count="0" meta:object-count="0" meta:page-count="1" meta:paragraph-count="23" meta:word-count="24" meta:character-count="269"/>
    <meta:user-defined meta:name="Info 1">http://localhost:8069</meta:user-defined>
    <meta:user-defined meta:name="Info 2">admin</meta:user-defined>
    <meta:user-defined meta:name="Info 3">273</meta:user-defined>
    <meta:user-defined meta:name="Info 4">hr.employee</meta:user-defined>
  </office:meta>
</office:document-meta>
</file>